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1a47" officeooo:paragraph-rsid="00141a47"/>
    </style:style>
    <style:style style:name="P2" style:family="paragraph" style:parent-style-name="Standard">
      <style:text-properties officeooo:rsid="0014881e" officeooo:paragraph-rsid="0014881e"/>
    </style:style>
    <style:style style:name="P3" style:family="paragraph" style:parent-style-name="Standard">
      <style:text-properties officeooo:rsid="0015f0aa" officeooo:paragraph-rsid="0015f0aa"/>
    </style:style>
    <style:style style:name="P4" style:family="paragraph" style:parent-style-name="Standard">
      <style:text-properties officeooo:rsid="00171b1b" officeooo:paragraph-rsid="00171b1b"/>
    </style:style>
    <style:style style:name="P5" style:family="paragraph" style:parent-style-name="Standard">
      <style:text-properties officeooo:rsid="0017a0d1" officeooo:paragraph-rsid="0017a0d1"/>
    </style:style>
    <style:style style:name="P6" style:family="paragraph" style:parent-style-name="Standard">
      <style:text-properties officeooo:rsid="00199220" officeooo:paragraph-rsid="00199220"/>
    </style:style>
    <style:style style:name="P7" style:family="paragraph" style:parent-style-name="Standard">
      <style:text-properties officeooo:rsid="001f84f0" officeooo:paragraph-rsid="001f84f0"/>
    </style:style>
    <style:style style:name="T1" style:family="text">
      <style:text-properties officeooo:rsid="0014c70c"/>
    </style:style>
    <style:style style:name="T2" style:family="text">
      <style:text-properties officeooo:rsid="00199220"/>
    </style:style>
    <style:style style:name="T3" style:family="text">
      <style:text-properties officeooo:rsid="001b3048"/>
    </style:style>
    <style:style style:name="T4" style:family="text">
      <style:text-properties officeooo:rsid="001d0c5a"/>
    </style:style>
    <style:style style:name="T5" style:family="text">
      <style:text-properties officeooo:rsid="001e6cbd"/>
    </style:style>
    <style:style style:name="T6" style:family="text">
      <style:text-properties officeooo:rsid="001f84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lecting Technologies for Long-Term Survival</text:h>
      <text:p text:style-name="P1"/>
      <text:p text:style-name="P3">For many years, there have been robust and well-regarded recommendations concerning data curation for digital edition projects: lists of data formats to embrace (<text:span text:style-name="T4">such as </text:span>TEI XML) and to avoid (proprietary word-processor formats) in the interests of making our data usable in the long term. However, it is only recently that attention has turned to the difficulties of archiving not just our data but also our digital edition applications. These are typically boutique web applications written with the express aim of serving our project data as effectively as possible; they are often written with an amalgam of contemporary technologies, many of which will prove ephemeral, and are difficult to maintain in the long term. <text:span text:style-name="T4">However, a digital edition application is as much a "publication" as the data that underlies it; bound into its presentation are the editorial principles, biases, assumption and aesthetics of the editors, and its survival is essential to our understanding of their work. </text:span>Our Endings project has focused on rewriting some of our "boutique" applications, <text:span text:style-name="T5">originally based on XML databases,</text:span> in such a way that we can expect them to function acceptably two or three decades hence.</text:p>
      <text:p text:style-name="P3"/>
      <text:p text:style-name="P4">The first step in this process was to identify a core set of technological standards which we believe have a very good chance of long-term support. We have settled on building web applications which have <text:span text:style-name="T5">virtually</text:span> no server-side requirements <text:span text:style-name="T5">beyond response to HTTP requests</text:span>, but instead are based on client-side HTML5, ECMAScript (JavaScript) and Cascading Style Sheets. This paper will <text:span text:style-name="T4">examine</text:span> the justifications for this decision, and some of the implications, <text:span text:style-name="T2">advantages</text:span> and limitations that result.</text:p>
      <text:p text:style-name="P5"/>
      <text:p text:style-name="P6">Using these core standards, we are building completely "static" websites which <text:span text:style-name="T5">can actually function locally in any current web browser, with no server at all,</text:span> but <text:span text:style-name="T5">which </text:span>still preserve virtually all of the appearance and functionality of <text:span text:style-name="T3">the original web applications they replace</text:span> (with the notable exception of <text:span text:style-name="T3">some</text:span> search <text:span text:style-name="T3">features</text:span>, which we will discuss). <text:span text:style-name="T6">We will describe the build process we use to create this content, and some of the resulting design and programming implications.</text:span></text:p>
      <text:p text:style-name="P1"/>
      <text:p text:style-name="P7">(342 words)</text:p>
      <text:p text:style-name="P1"/>
      <text:p text:style-name="P1"/>
      <text:p text:style-name="P2">Brief bio, Martin Holmes <text:span text:style-name="T1">(100 words exactly)</text:span>:</text:p>
      <text:p text:style-name="P2"/>
      <text:p text:style-name="P2"><text:line-break/>Martin Holmes has a BA (Hons) in English and an MPhil from the University of Manchester, and the RSA Dip TEFLA. He works as a Programmer/Consultant at the University of Victoria Humanities Computing and Media Centre. He specializes in web applications based on XML technologies, and is the lead programmer on the Map of Early Modern London, Le Mariage sous L'Ancien Régime, and many other digital edition projects. He was an elected member of the Technical Council of the Text Encoding Initiative for six years, and Managing Editor of the Journal of the TEI from 2013 to 2015.</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08:34:00.906668916</meta:creation-date>
    <meta:generator>LibreOffice/5.1.4.2$Linux_X86_64 LibreOffice_project/10m0$Build-2</meta:generator>
    <dc:date>2016-11-21T09:40:01.910533701</dc:date>
    <meta:editing-duration>PT55M34S</meta:editing-duration>
    <meta:editing-cycles>11</meta:editing-cycles>
    <meta:document-statistic meta:table-count="0" meta:image-count="0" meta:object-count="0" meta:page-count="1" meta:paragraph-count="7" meta:word-count="454" meta:character-count="2866" meta:non-whitespace-character-count="2418"/>
  </office:meta>
</office:document-meta>
</file>